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justify" style:justify-single-word="false"/>
    </style:style>
    <style:style style:name="P3" style:family="paragraph" style:parent-style-name="Standard" style:list-style-name="WWNum4">
      <style:paragraph-properties fo:line-height="200%" fo:text-align="justify" style:justify-single-word="false"/>
    </style:style>
    <style:style style:name="P4" style:family="paragraph" style:parent-style-name="Standard" style:list-style-name="WWNum1">
      <style:paragraph-properties fo:line-height="200%" fo:text-align="justify" style:justify-single-word="false"/>
    </style:style>
    <style:style style:name="P5" style:family="paragraph" style:parent-style-name="Standard" style:list-style-name="WWNum2">
      <style:paragraph-properties fo:line-height="200%" fo:text-align="justify" style:justify-single-word="false"/>
    </style:style>
    <style:style style:name="P6" style:family="paragraph" style:parent-style-name="Standard" style:list-style-name="WWNum3">
      <style:paragraph-properties fo:line-height="200%" fo:text-align="justify" style:justify-single-word="false"/>
    </style:style>
    <style:style style:name="P7" style:family="paragraph" style:parent-style-name="Standard">
      <style:paragraph-properties fo:line-height="200%" fo:text-align="justify" style:justify-single-word="false"/>
      <style:text-properties officeooo:paragraph-rsid="00165e75"/>
    </style:style>
    <style:style style:name="P8" style:family="paragraph" style:parent-style-name="Standard">
      <style:paragraph-properties fo:line-height="200%" fo:text-align="center" style:justify-single-word="false"/>
    </style:style>
    <style:style style:name="P9" style:family="paragraph" style:parent-style-name="Standard">
      <style:paragraph-properties fo:line-height="200%" fo:text-align="center" style:justify-single-word="false"/>
      <style:text-properties officeooo:paragraph-rsid="000c0907"/>
    </style:style>
    <style:style style:name="P10" style:family="paragraph" style:parent-style-name="Standard">
      <style:paragraph-properties fo:line-height="200%" fo:text-align="center" style:justify-single-word="false"/>
      <style:text-properties officeooo:paragraph-rsid="001fcd23"/>
    </style:style>
    <style:style style:name="P11" style:family="paragraph" style:parent-style-name="Standard">
      <style:paragraph-properties fo:line-height="200%" fo:text-align="justify" style:justify-single-word="false"/>
      <style:text-properties fo:font-size="14pt" style:font-size-asian="14pt" style:font-size-complex="14pt"/>
    </style:style>
    <style:style style:name="P12" style:family="paragraph" style:parent-style-name="Standard">
      <style:paragraph-properties fo:line-height="200%" fo:text-align="center" style:justify-single-word="false"/>
      <style:text-properties fo:font-size="14pt" fo:font-style="italic" style:font-size-asian="14pt" style:font-style-asian="italic" style:font-size-complex="14pt" style:font-style-complex="italic"/>
    </style:style>
    <style:style style:name="P13" style:family="paragraph" style:parent-style-name="Standard">
      <style:paragraph-properties fo:line-height="200%" fo:text-align="justify" style:justify-single-word="false"/>
      <style:text-properties fo:font-size="14pt" fo:font-style="normal" style:font-size-asian="14pt" style:font-style-asian="normal" style:font-size-complex="14pt" style:font-style-complex="normal"/>
    </style:style>
    <style:style style:name="P14" style:family="paragraph" style:parent-style-name="Standard">
      <style:paragraph-properties fo:line-height="200%" fo:text-align="justify" style:justify-single-word="false"/>
      <style:text-properties fo:font-size="20pt" style:font-size-asian="20pt" style:font-size-complex="20pt"/>
    </style:style>
    <style:style style:name="P15" style:family="paragraph" style:parent-style-name="Standard">
      <style:paragraph-properties fo:line-height="200%" fo:text-align="justify" style:justify-single-word="false"/>
      <style:text-properties fo:font-size="20pt" fo:font-style="normal" style:font-size-asian="20pt" style:font-style-asian="normal" style:font-size-complex="20pt" style:font-style-complex="normal"/>
    </style:style>
    <style:style style:name="P16" style:family="paragraph" style:parent-style-name="Standard">
      <style:paragraph-properties fo:line-height="200%" fo:text-align="justify" style:justify-single-word="false"/>
      <style:text-properties style:text-underline-style="none"/>
    </style:style>
    <style:style style:name="P17" style:family="paragraph" style:parent-style-name="Standard">
      <style:paragraph-properties fo:margin-left="1.199cm" fo:margin-right="0cm" fo:line-height="200%" fo:text-align="justify" style:justify-single-word="false" fo:text-indent="-1.101cm" style:auto-text-indent="false"/>
    </style:style>
    <style:style style:name="P18" style:family="paragraph" style:parent-style-name="Standard">
      <style:paragraph-properties fo:margin-left="1.199cm" fo:margin-right="0cm" fo:line-height="200%" fo:text-align="justify" style:justify-single-word="false" fo:text-indent="-1.101cm" style:auto-text-indent="false"/>
      <style:text-properties fo:font-size="14pt" fo:font-style="normal" style:font-size-asian="14pt" style:font-style-asian="normal" style:font-size-complex="14pt" style:font-style-complex="normal"/>
    </style:style>
    <style:style style:name="P19" style:family="paragraph" style:parent-style-name="Standard">
      <style:paragraph-properties fo:margin-left="1.199cm" fo:margin-right="0cm" fo:line-height="200%" fo:text-align="justify" style:justify-single-word="false" fo:text-indent="-1.101cm" style:auto-text-indent="false"/>
      <style:text-properties fo:font-size="14pt" style:font-size-asian="14pt" style:font-size-complex="14pt"/>
    </style:style>
    <style:style style:name="P20" style:family="paragraph" style:parent-style-name="Standard">
      <style:paragraph-properties fo:margin-left="2.3cm" fo:margin-right="0cm" fo:line-height="200%" fo:text-align="justify" style:justify-single-word="false" fo:text-indent="-1.101cm" style:auto-text-indent="false"/>
    </style:style>
    <style:style style:name="P21" style:family="paragraph" style:parent-style-name="Standard">
      <style:paragraph-properties fo:margin-left="0cm" fo:margin-right="0cm" fo:line-height="200%" fo:text-align="justify" style:justify-single-word="false" fo:text-indent="0cm" style:auto-text-indent="false"/>
    </style:style>
    <style:style style:name="P22" style:family="paragraph" style:parent-style-name="Standard" style:master-page-name="Standard">
      <style:paragraph-properties fo:line-height="200%" style:page-number="auto"/>
    </style:style>
    <style:style style:name="P23" style:family="paragraph" style:parent-style-name="Standard">
      <style:paragraph-properties fo:line-height="200%" fo:text-align="justify" style:justify-single-word="false" fo:break-before="page"/>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normal" style:font-size-asian="14pt" style:font-style-asian="normal" style:font-size-complex="14pt" style:font-style-complex="normal"/>
    </style:style>
    <style:style style:name="T6" style:family="text">
      <style:text-properties fo:font-size="14pt" fo:font-style="normal" officeooo:rsid="0013798f" style:font-size-asian="14pt" style:font-style-asian="normal" style:font-size-complex="14pt" style:font-style-complex="normal"/>
    </style:style>
    <style:style style:name="T7" style:family="text">
      <style:text-properties fo:font-size="14pt" fo:font-style="normal" officeooo:rsid="0013ab88" style:font-size-asian="14pt" style:font-style-asian="normal" style:font-size-complex="14pt" style:font-style-complex="normal"/>
    </style:style>
    <style:style style:name="T8" style:family="text">
      <style:text-properties fo:font-size="14pt" fo:font-style="normal" officeooo:rsid="001677cb" style:font-size-asian="14pt" style:font-style-asian="normal" style:font-size-complex="14pt" style:font-style-complex="normal"/>
    </style:style>
    <style:style style:name="T9" style:family="text">
      <style:text-properties fo:font-size="14pt" fo:font-style="normal" officeooo:rsid="001807dc" style:font-size-asian="14pt" style:font-style-asian="normal" style:font-size-complex="14pt" style:font-style-complex="normal"/>
    </style:style>
    <style:style style:name="T10" style:family="text">
      <style:text-properties fo:font-size="14pt" fo:font-style="normal" officeooo:rsid="0018f176" style:font-size-asian="14pt" style:font-style-asian="normal" style:font-size-complex="14pt" style:font-style-complex="normal"/>
    </style:style>
    <style:style style:name="T11" style:family="text">
      <style:text-properties fo:font-size="14pt" fo:font-style="normal" officeooo:rsid="001ba826" style:font-size-asian="14pt" style:font-style-asian="normal" style:font-size-complex="14pt" style:font-style-complex="normal"/>
    </style:style>
    <style:style style:name="T12" style:family="text">
      <style:text-properties fo:font-size="14pt" fo:font-style="normal" officeooo:rsid="001e3beb" style:font-size-asian="14pt" style:font-style-asian="normal" style:font-size-complex="14pt" style:font-style-complex="normal"/>
    </style:style>
    <style:style style:name="T13" style:family="text">
      <style:text-properties fo:font-size="14pt" fo:font-style="normal" officeooo:rsid="001f3651" style:font-size-asian="14pt" style:font-style-asian="normal" style:font-size-complex="14pt" style:font-style-complex="normal"/>
    </style:style>
    <style:style style:name="T14"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5" style:family="text">
      <style:text-properties fo:font-size="20pt" style:font-size-asian="20pt" style:font-size-complex="20pt"/>
    </style:style>
    <style:style style:name="T16" style:family="text">
      <style:text-properties fo:font-size="20pt" fo:font-style="normal" style:font-size-asian="20pt" style:font-style-asian="normal" style:font-size-complex="20pt" style:font-style-complex="normal"/>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fr1" style:family="graphic" style:parent-style-name="Formula">
      <style:graphic-properties fo:margin-left="0cm" fo:margin-right="0cm" fo:margin-top="0cm" fo:margin-bottom="0cm" style:vertical-pos="from-top" draw:ole-draw-aspect="1"/>
    </style:style>
    <style:style style:name="fr2"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Chapter 1</text:span></text:p>
      <text:p text:style-name="P1"><text:span text:style-name="T1">Introduction</text:span></text:p>
      <text:p text:style-name="P2"><text:span text:style-name="T3">In everyday human and industrial activities, we are faced with the challenges of optimal resource assignment. In the face of limited resources, low tolerance for scrap and rework, need for greater degree of accuracy and scalability, optimization is paramount.</text:span></text:p>
      <text:p text:style-name="P11"/>
      <text:p text:style-name="P2"><text:span text:style-name="T3">In introducing this study, we shall proceed under the following sub-headings:</text:span></text:p>
      <text:list xml:id="list3197400252" text:style-name="WWNum4">
        <text:list-item>
          <text:p text:style-name="P3"><text:span text:style-name="T3">Preamble</text:span></text:p>
        </text:list-item>
        <text:list-item>
          <text:p text:style-name="P3"><text:span text:style-name="T3">Motivation</text:span></text:p>
        </text:list-item>
        <text:list-item>
          <text:p text:style-name="P3"><text:span text:style-name="T3">Objective</text:span></text:p>
        </text:list-item>
        <text:list-item>
          <text:p text:style-name="P3"><text:span text:style-name="T3">Definition of terms</text:span></text:p>
        </text:list-item>
      </text:list>
      <text:p text:style-name="P14"/>
      <text:p text:style-name="P2"><text:span text:style-name="T15"/></text:p>
      <text:p text:style-name="P23"><text:span text:style-name="T15">1.1 Preamble</text:span></text:p>
      <text:p text:style-name="P2"><text:span text:style-name="T3">Over the years, several Mathematical Optimization methods in Operations Research (OR) especially, have been developed to help with these class of problems with a good amount of success recorded. Nonetheless, there still remains a <text:s/>great <text:s/>room for improvement on these. Classical approaches to solving assignment problems include the well revered Linear Programming techniques. </text:span></text:p>
      <text:p text:style-name="P11"/>
      <text:p text:style-name="P8"><text:span text:style-name="T4">“Linear Programming is a mathematical technique </text:span></text:p>
      <text:p text:style-name="P8"><text:span text:style-name="T4">for determining the optimal allocation of resources and obtaining a particular objective( <text:s/>i.e., cost minimization or inversely profit maximization ) when there are alternative uses of the resources: Land, Capital, Materials, Machines, etc”</text:span></text:p>
      <text:p text:style-name="P11"/>
      <text:p text:style-name="P2"><text:span text:style-name="T3">Solving an assignment problem with Linear Programming techniques, often requires a clear statement of an Objective function, resources constraints, usually expressed as a set of multivariate linear equations to be solved. A key definition of Linear Programming goes thus:</text:span></text:p>
      <text:p text:style-name="P12"/>
      <text:p text:style-name="P2"><text:span text:style-name="T5">For example, </text:span><text:span text:style-name="T13">the general formulation of a Linear Programming Problem is as follows:</text:span></text:p>
      <text:p text:style-name="P2"><text:soft-page-break/><draw:frame draw:style-name="fr1" text:anchor-type="as-char" svg:y="-5.189cm" svg:width="15.746cm" svg:height="10.257cm" draw:z-index="0"><draw:object xlink:href="./Object 2" xlink:type="simple" xlink:show="embed" xlink:actuate="onLoad"/><draw:image xlink:href="./ObjectReplacements/Object 2" xlink:type="simple" xlink:show="embed" xlink:actuate="onLoad"/></draw:frame></text:p>
      <text:p text:style-name="P2"><text:span text:style-name="T5"/></text:p>
      <text:p text:style-name="P2"><text:span text:style-name="T5">Linear Programming techniques, as well as other Mathematical Optimization techniques have been reputed a great success, nonetheless there are several yet unaddressed perspectives of optimum assignmemt problems.</text:span></text:p>
      <text:p text:style-name="P15"/>
      <text:p text:style-name="P2"><text:span text:style-name="T16">1.2 Motivation</text:span></text:p>
      <text:p text:style-name="P7"><text:span text:style-name="T5">This study takes a whole new look at the Mathematical Optimization: what if our optimization goal doesn’t involve minimizing </text:span><text:span text:style-name="T6">(or maximizing) any single variable such as</text:span><text:span text:style-name="T5"> cost o</text:span><text:span text:style-name="T6">r</text:span><text:span text:style-name="T5"> profit, </text:span><text:span text:style-name="T7">or even price?</text:span><text:span text:style-name="T5"> What if we’re on the other hand interested in</text:span></text:p>
      <text:p text:style-name="P9"><text:span text:style-name="T4">Allocation of objects to non-overlapping groups,</text:span></text:p>
      <text:p text:style-name="P10"><text:span text:style-name="T4">based on properties possessed by the objects,</text:span></text:p>
      <text:p text:style-name="P10"><text:span text:style-name="T4">and one or more constraining conditions</text:span></text:p>
      <text:p text:style-name="P2"><text:span text:style-name="T5"/></text:p>
      <text:p text:style-name="P2"><text:soft-page-break/><text:span text:style-name="T5">Mathematical Optimization </text:span><text:span text:style-name="T8">techniques</text:span><text:span text:style-name="T5">, </text:span><text:span text:style-name="T9">have not been formulated to solve problems as this, and thus the </text:span><text:span text:style-name="T10">motivation</text:span><text:span text:style-name="T9"> of this study</text:span><text:span text:style-name="T5">. </text:span></text:p>
      <text:p text:style-name="P13"/>
      <text:p text:style-name="P16"><text:span text:style-name="T14">Sample Problem</text:span><text:span text:style-name="T5">: Deploying NYSC Corp Members To Serving States</text:span></text:p>
      <text:p text:style-name="P2"><text:span text:style-name="T5">In deploying intending NYSC members to a state, the following constraints should be satisfied:</text:span></text:p>
      <text:list xml:id="list641721444" text:style-name="WWNum1">
        <text:list-item>
          <text:p text:style-name="P4"><text:span text:style-name="T5">No student should be deployed to his state of origin</text:span></text:p>
        </text:list-item>
        <text:list-item>
          <text:p text:style-name="P4"><text:span text:style-name="T5">No student should be deployed to his state of study</text:span></text:p>
        </text:list-item>
        <text:list-item>
          <text:p text:style-name="P4"><text:span text:style-name="T5">All enlisted students must be deployed to a state</text:span></text:p>
        </text:list-item>
        <text:list-item>
          <text:p text:style-name="P4"><text:span text:style-name="T5">No state should be allocated more student than it has resources to accommodate</text:span></text:p>
        </text:list-item>
      </text:list>
      <text:p text:style-name="P2"><text:span text:style-name="T5">The foregoing problem statement needs a rather new approach as the OR methods aren’t designed to solve problems like this, thus the motivation for this study.</text:span></text:p>
      <text:p text:style-name="P15"/>
      <text:p text:style-name="P2"><text:span text:style-name="T16">1.3 Objective</text:span></text:p>
      <text:p text:style-name="P2"><text:span text:style-name="T5">The aim of this study is to</text:span></text:p>
      <text:list xml:id="list3128422247" text:style-name="WWNum2">
        <text:list-item>
          <text:p text:style-name="P5"><text:span text:style-name="T5">Develop a mathematical model to solve assignment problems involving distribution of candidate objects into non-overlapping groups putting into consideration several constraining conditions</text:span></text:p>
        </text:list-item>
        <text:list-item>
          <text:p text:style-name="P5"><text:span text:style-name="T5">Create a simulation putting this model to work, on a sample </text:span><text:span text:style-name="T11">practical </text:span><text:span text:style-name="T5">problem</text:span></text:p>
        </text:list-item>
        <text:list-item>
          <text:p text:style-name="P5"><text:span text:style-name="T5">Sketch a path to evolving this class of solution to more complex problems with similar formulation</text:span></text:p>
        </text:list-item>
      </text:list>
      <text:p text:style-name="P2"><text:soft-page-break/><text:span text:style-name="T16">1.4 Definitions</text:span></text:p>
      <text:p text:style-name="P2"><text:span text:style-name="T5">Below are definition of terms encountered severally in the text. The user is assumed familiar with the conventional set notations and operations.</text:span></text:p>
      <text:list xml:id="list3827080479" text:style-name="WWNum3">
        <text:list-item>
          <text:p text:style-name="P6"><text:span text:style-name="T4">Search Space</text:span></text:p>
        </text:list-item>
      </text:list>
      <text:p text:style-name="P17"><text:span text:style-name="T5"><text:tab/>The group of all items to be assigned to various group is called the search space of the problem</text:span></text:p>
      <text:p text:style-name="P18"/>
      <text:list xml:id="list100239379257202" text:continue-numbering="true" text:style-name="WWNum3">
        <text:list-item>
          <text:p text:style-name="P6"><text:span text:style-name="T4">Partitions of a set X</text:span></text:p>
        </text:list-item>
      </text:list>
      <text:p text:style-name="P17"><text:span text:style-name="T5"><text:tab/>Let X be a set and U, V be disjoint subsets of X. The sets U and V are said to be partitions of X if </text:span><draw:frame draw:style-name="fr2" text:anchor-type="as-char" svg:width="4.339cm" svg:height="0.467cm" draw:z-index="1"><draw:object xlink:href="./Object 4" xlink:type="simple" xlink:show="embed" xlink:actuate="onLoad"/><draw:image xlink:href="./ObjectReplacements/Object 4" xlink:type="simple" xlink:show="embed" xlink:actuate="onLoad"/></draw:frame><text:span text:style-name="T5">. If such sets U and V exist, they are said to be the separation of the set X</text:span></text:p>
      <text:p text:style-name="P19"/>
      <text:list xml:id="list100239686604092" text:continue-numbering="true" text:style-name="WWNum3">
        <text:list-item>
          <text:p text:style-name="P6"><text:span text:style-name="T4">Feasible Solution</text:span></text:p>
        </text:list-item>
      </text:list>
      <text:p text:style-name="P17"><text:span text:style-name="T5"><text:tab/>Any successful assignment of the objects to groups that satisfy all constraints is referred to as a </text:span><text:span text:style-name="T4">feasible solution</text:span></text:p>
      <text:p text:style-name="P17"/>
      <text:list xml:id="list100239256569774" text:continue-numbering="true" text:style-name="WWNum3">
        <text:list-item>
          <text:p text:style-name="P6"><text:span text:style-name="T4">Constraints</text:span></text:p>
        </text:list-item>
      </text:list>
      <text:p text:style-name="P17"><text:span text:style-name="T5"><text:tab/>These are conditions that restrict the domain of our feasible solution and thus state the conditions under which any given solution is deemed acceptable</text:span></text:p>
      <text:p text:style-name="P17"><text:span text:style-name="T5"><text:tab/></text:span><text:span text:style-name="T12">Example of</text:span><text:span text:style-name="T5"> constraints are as follows:</text:span></text:p>
      <text:p text:style-name="P20"><text:span text:style-name="T5">- Each group has a maximum capacity that cannot be exceeded</text:span></text:p>
      <text:p text:style-name="P20"><text:span text:style-name="T5">- All objects in the search space must be assigned</text:span></text:p>
      <text:p text:style-name="P20"><text:soft-page-break/><text:span text:style-name="T5">- No object must be assigned more than once</text:span></text:p>
      <text:p text:style-name="P20"><text:span text:style-name="T5">- Whenever possible, don’t leave a group empty, etc</text:span></text:p>
      <text:p text:style-name="P21"><text:span text:style-name="T5">Furthermore, all mathematical notations contained in the text retain their usual meanings, unless otherwise st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GB"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fo:font-size="14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size="14pt"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08:35:21</meta:creation-date>
    <dc:language>en-GB</dc:language>
    <dc:date>2018-09-25T10:02:38.393051904</dc:date>
    <meta:editing-cycles>92</meta:editing-cycles>
    <meta:editing-duration>PT5H15M13S</meta:editing-duration>
    <meta:generator>LibreOffice/6.0.6.2$Linux_X86_64 LibreOffice_project/00m0$Build-2</meta:generator>
    <meta:document-statistic meta:table-count="0" meta:image-count="0" meta:object-count="2" meta:page-count="6" meta:paragraph-count="50" meta:word-count="680" meta:character-count="4257" meta:non-whitespace-character-count="3630"/>
  </office:meta>
</office:document-meta>
</file>

<file path=Object 2/content.xml><?xml version="1.0" encoding="utf-8"?>
<math xmlns="http://www.w3.org/1998/Math/MathML" display="block">
  <semantics>
    <mtable>
      <mtr>
        <mtd>
          <mrow>
            <mi mathvariant="italic">Let</mi>
            <mi>Z</mi>
            <mi mathvariant="italic">be</mi>
            <mi>a</mi>
            <mi mathvariant="italic">linear</mi>
            <mi mathvariant="italic">function</mi>
            <mi mathvariant="italic">defined</mi>
            <mi mathvariant="italic">by</mi>
          </mrow>
        </mtd>
      </mtr>
      <mtr>
        <mtd>
          <mrow/>
        </mtd>
      </mtr>
      <mtr>
        <mtd>
          <mrow>
            <mrow>
              <mo fence="true" stretchy="false">(</mo>
              <mrow>
                <mi>i</mi>
              </mrow>
              <mo fence="true" stretchy="false">)</mo>
            </mrow>
            <mrow>
              <mi>Z</mi>
              <mo stretchy="false">=</mo>
              <msub>
                <mi>c</mi>
                <mi>i</mi>
              </msub>
            </mrow>
            <mrow>
              <msub>
                <mi>x</mi>
                <mi>i</mi>
              </msub>
              <mo stretchy="false">+</mo>
              <msub>
                <mi>c</mi>
                <mn>2</mn>
              </msub>
            </mrow>
            <mrow>
              <msub>
                <mi>x</mi>
                <mn>2</mn>
              </msub>
              <mo stretchy="false">+</mo>
              <mn>...</mn>
              <mo stretchy="false">+</mo>
              <msub>
                <mi>c</mi>
                <mi>n</mi>
              </msub>
            </mrow>
            <msub>
              <mi>x</mi>
              <mi>n</mi>
            </msub>
          </mrow>
        </mtd>
      </mtr>
      <mtr>
        <mtd>
          <mrow/>
        </mtd>
      </mtr>
      <mtr>
        <mtd>
          <mrow>
            <mi mathvariant="italic">where</mi>
            <msub>
              <mi>c</mi>
              <mi>j</mi>
            </msub>
            <mi>'</mi>
            <mi>s</mi>
            <mi mathvariant="italic">are</mi>
            <mi mathvariant="italic">constants</mi>
            <mi>.</mi>
          </mrow>
        </mtd>
      </mtr>
      <mtr>
        <mtd>
          <mrow/>
        </mtd>
      </mtr>
      <mtr>
        <mtd>
          <mrow>
            <mi mathvariant="italic">Let</mi>
            <mrow>
              <mo fence="true" stretchy="false">(</mo>
              <mrow>
                <msub>
                  <mi>a</mi>
                  <mi mathvariant="italic">ij</mi>
                </msub>
              </mrow>
              <mo fence="true" stretchy="false">)</mo>
            </mrow>
            <mi mathvariant="italic">be</mi>
            <mi mathvariant="italic">mn</mi>
            <mi mathvariant="italic">constants</mi>
            <mtext>and</mtext>
            <mi mathvariant="italic">let</mi>
            <mrow>
              <mo fence="true" stretchy="false">(</mo>
              <mrow>
                <msub>
                  <mi>b</mi>
                  <mi>i</mi>
                </msub>
              </mrow>
              <mo fence="true" stretchy="false">)</mo>
            </mrow>
            <mi mathvariant="italic">be</mi>
            <mi>a</mi>
            <mi mathvariant="italic">set</mi>
            <mi mathvariant="italic">of</mi>
            <mi>m</mi>
            <mi mathvariant="italic">constants</mi>
            <mi mathvariant="italic">such</mi>
            <mi mathvariant="italic">that</mi>
          </mrow>
        </mtd>
      </mtr>
      <mtr>
        <mtd>
          <mrow/>
        </mtd>
      </mtr>
      <mtr>
        <mtd>
          <mrow>
            <mrow>
              <mo fence="true" stretchy="false">(</mo>
              <mrow>
                <mi mathvariant="italic">ii</mi>
              </mrow>
              <mo fence="true" stretchy="false">)</mo>
            </mrow>
            <msub>
              <mi>a</mi>
              <mn>11</mn>
            </msub>
            <mrow>
              <msub>
                <mi>x</mi>
                <mn>1</mn>
              </msub>
              <mo stretchy="false">+</mo>
              <msub>
                <mi>a</mi>
                <mn>12</mn>
              </msub>
            </mrow>
            <mrow>
              <msub>
                <mi>x</mi>
                <mn>2</mn>
              </msub>
              <mo stretchy="false">+</mo>
              <mn>...</mn>
              <mo stretchy="false">+</mo>
              <msub>
                <mi>a</mi>
                <mrow>
                  <mn>1</mn>
                  <mi>n</mi>
                </mrow>
              </msub>
            </mrow>
            <msub>
              <mi>x</mi>
              <mi>n</mi>
            </msub>
            <mrow>
              <mo fence="true" stretchy="false">(</mo>
              <mrow>
                <mrow>
                  <mtext/>
                  <mi>≤</mi>
                  <mrow>
                    <mi>,</mi>
                    <mo stretchy="false">=</mo>
                    <mi>,</mi>
                  </mrow>
                  <mi>≥</mi>
                  <mtext/>
                </mrow>
              </mrow>
              <mo fence="true" stretchy="false">)</mo>
            </mrow>
            <msub>
              <mi>b</mi>
              <mn>1</mn>
            </msub>
          </mrow>
        </mtd>
      </mtr>
      <mtr>
        <mtd>
          <mrow/>
        </mtd>
      </mtr>
      <mtr>
        <mtd>
          <mrow>
            <msub>
              <mi>a</mi>
              <mn>21</mn>
            </msub>
            <mrow>
              <msub>
                <mi>x</mi>
                <mn>1</mn>
              </msub>
              <mo stretchy="false">+</mo>
              <msub>
                <mi>a</mi>
                <mn>22</mn>
              </msub>
            </mrow>
            <mrow>
              <msub>
                <mi>x</mi>
                <mn>2</mn>
              </msub>
              <mo stretchy="false">+</mo>
              <mn>...</mn>
              <mo stretchy="false">+</mo>
              <msub>
                <mi>a</mi>
                <mrow>
                  <mn>2</mn>
                  <mi>n</mi>
                </mrow>
              </msub>
            </mrow>
            <msub>
              <mi>x</mi>
              <mi>n</mi>
            </msub>
            <mrow>
              <mo fence="true" stretchy="false">(</mo>
              <mrow>
                <mrow>
                  <mtext/>
                  <mi>≤</mi>
                  <mrow>
                    <mi>,</mi>
                    <mo stretchy="false">=</mo>
                    <mi>,</mi>
                  </mrow>
                  <mi>≥</mi>
                  <mtext/>
                </mrow>
              </mrow>
              <mo fence="true" stretchy="false">)</mo>
            </mrow>
            <msub>
              <mi>b</mi>
              <mn>2</mn>
            </msub>
          </mrow>
        </mtd>
      </mtr>
      <mtr>
        <mtd>
          <mrow/>
        </mtd>
      </mtr>
      <mtr>
        <mtd>
          <mo stretchy="false">⋮</mo>
        </mtd>
      </mtr>
      <mtr>
        <mtd>
          <mrow>
            <msub>
              <mi>a</mi>
              <mrow>
                <mi>m</mi>
                <mn>1</mn>
              </mrow>
            </msub>
            <mrow>
              <msub>
                <mi>x</mi>
                <mn>1</mn>
              </msub>
              <mo stretchy="false">+</mo>
              <msub>
                <mi>a</mi>
                <mrow>
                  <mi>m</mi>
                  <mn>2</mn>
                </mrow>
              </msub>
            </mrow>
            <mrow>
              <msub>
                <mi>x</mi>
                <mn>2</mn>
              </msub>
              <mo stretchy="false">+</mo>
              <msub>
                <mi>a</mi>
                <mi mathvariant="italic">mn</mi>
              </msub>
            </mrow>
            <msub>
              <mi>x</mi>
              <mi>n</mi>
            </msub>
            <mrow>
              <mo fence="true" stretchy="false">(</mo>
              <mrow>
                <mrow>
                  <mtext/>
                  <mi>≤</mi>
                  <mrow>
                    <mi>,</mi>
                    <mo stretchy="false">=</mo>
                    <mi>,</mi>
                  </mrow>
                  <mi>≥</mi>
                  <mtext/>
                </mrow>
              </mrow>
              <mo fence="true" stretchy="false">)</mo>
            </mrow>
            <msub>
              <mi>b</mi>
              <mi>n</mi>
            </msub>
          </mrow>
        </mtd>
      </mtr>
      <mtr>
        <mtd>
          <mrow/>
        </mtd>
      </mtr>
      <mtr>
        <mtd>
          <mrow>
            <mrow>
              <mo fence="true" stretchy="false">(</mo>
              <mrow>
                <mi mathvariant="italic">iii</mi>
              </mrow>
              <mo fence="true" stretchy="false">)</mo>
            </mrow>
            <msub>
              <mi>x</mi>
              <mn>1</mn>
            </msub>
            <mi>≥</mi>
            <mn>0,</mn>
            <msub>
              <mi>x</mi>
              <mn>2</mn>
            </msub>
            <mi>≥</mi>
            <mn>0,.</mn>
            <mn>..</mn>
            <mi>,</mi>
            <msub>
              <mi>x</mi>
              <mi>n</mi>
            </msub>
            <mi>≥</mi>
            <mn>0</mn>
          </mrow>
        </mtd>
      </mtr>
      <mtr>
        <mtd>
          <mrow/>
        </mtd>
      </mtr>
      <mtr>
        <mtd>
          <mrow>
            <mi mathvariant="italic">The</mi>
            <mi mathvariant="italic">problem</mi>
            <mi mathvariant="italic">of</mi>
            <mi mathvariant="italic">determining</mi>
            <mi mathvariant="italic">the</mi>
            <mi mathvariant="italic">values</mi>
            <mi mathvariant="italic">of</mi>
            <msub>
              <mi>x</mi>
              <mrow>
                <mn>1</mn>
                <mi>,</mi>
              </mrow>
            </msub>
            <msub>
              <mi>x</mi>
              <mrow>
                <mn>2,.</mn>
                <mn>..</mn>
              </mrow>
            </msub>
            <mi>,</mi>
            <msub>
              <mi>x</mi>
              <mi>n</mi>
            </msub>
            <mi>,</mi>
            <mi mathvariant="italic">which</mi>
            <mi mathvariant="italic">makes</mi>
            <mi>Z</mi>
            <mi>a</mi>
            <mi mathvariant="italic">minimum</mi>
            <mrow>
              <mo fence="true" stretchy="false">(</mo>
              <mrow>
                <mrow>
                  <mtext>or</mtext>
                  <mi mathvariant="italic">maxiumum</mi>
                </mrow>
              </mrow>
              <mo fence="true" stretchy="false">)</mo>
            </mrow>
          </mrow>
        </mtd>
      </mtr>
      <mtr>
        <mtd>
          <mrow/>
        </mtd>
      </mtr>
      <mtr>
        <mtd>
          <mrow>
            <mtext>and</mtext>
            <mi mathvariant="italic">which</mi>
            <mi mathvariant="italic">satisfies</mi>
            <mrow>
              <mo fence="true" stretchy="false">(</mo>
              <mrow>
                <mi mathvariant="italic">ii</mi>
              </mrow>
              <mo fence="true" stretchy="false">)</mo>
            </mrow>
            <mtext>and</mtext>
            <mrow>
              <mo fence="true" stretchy="false">(</mo>
              <mrow>
                <mi mathvariant="italic">iii</mi>
              </mrow>
              <mo fence="true" stretchy="false">)</mo>
            </mrow>
            <mi mathvariant="italic">is</mi>
            <mi mathvariant="italic">called</mi>
            <mi mathvariant="italic">the</mi>
            <mstyle mathvariant="bold">
              <mrow>
                <mi mathvariant="italic">General</mi>
                <mi mathvariant="italic">Linear</mi>
                <mi mathvariant="italic">Programming</mi>
                <mi mathvariant="italic">Problem</mi>
              </mrow>
            </mstyle>
          </mrow>
        </mtd>
      </mtr>
    </mtable>
    <annotation encoding="StarMath 5.0">Let Z be a linear function defined by  
newline
newline
(i)   Z = {c} sub {i} {x} sub {i} + {c} sub {2} {x} sub {2} + ... + {c} sub {n} {x} sub {n} 
newline
newline
where {c} sub {j} 's are constants . 
newline
newline
Let ({a} sub {ij}) be mn constants "and" let ({b} sub {i} ) be a set of m constants such that 
newline
newline
(ii)   {a} sub {11} {x} sub {1} + {a} sub {12} {x} sub {2} + ... + {a} sub {1n} {x} sub {n}  ("" ≤ , = , ≥ "" ) {b} sub {1}
newline
newline
{a} sub {21} {x} sub {1} + {a} sub {22} {x} sub {2} + ... + {a} sub {2 n} {x} sub {n}  ("" ≤ , = , ≥ ""  ) {b} sub {2} 
newline
newline
dotsvert 
newline
{a} sub {m1} {x} sub {1} + {a} sub {m 2} {x} sub {2} + {a} sub {mn} {x} sub {n}  ("" ≤ , = , ≥ ""  ) {b} sub {n} 
newline
newline
(iii) {x} sub {1} ≥ 0, {x} sub {2} ≥ 0,. .. , {x} sub {n} ≥ 0 
newline
newline
The problem of determining the values of {x} sub {1,} {x} sub {2,. ..} , {x} sub {n}, which makes Z a minimum  ("or" maxiumum  )
newline
newline
"and" which satisfies (ii) "and" (iii) is called the bold{General Linear Programming Problem}</annotation>
  </semantics>
</math>
</file>

<file path=Object 3/content.xml><?xml version="1.0" encoding="utf-8"?>
<math xmlns="http://www.w3.org/1998/Math/MathML" display="block">
  <semantics>
    <mrow>
      <mi>U</mi>
      <mi>∪</mi>
      <mrow>
        <mi>V</mi>
        <mo stretchy="false">=</mo>
        <mi>X</mi>
      </mrow>
      <mtext>and</mtext>
      <mi>U</mi>
      <mi>∩</mi>
      <mrow>
        <mi>V</mi>
        <mo stretchy="false">=</mo>
        <mi>∅</mi>
      </mrow>
    </mrow>
    <annotation encoding="StarMath 5.0">U ∪ V = X "and" U ∩ V = ∅</annotation>
  </semantics>
</math>
</file>